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>
    <number:date-style style:name="N5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database-display text:table-name="Sheet1" text:table-type="table" text:column-name="Name" text:database-name="Off Shelter Vaccinations">&lt;Name&gt;</text:database-display></text:p>
      <text:p text:style-name="Standard"><text:database-display text:table-name="Sheet1" text:table-type="table" text:column-name="Address 1" text:database-name="Off Shelter Vaccinations">&lt;Address 1&gt;</text:database-display></text:p>
      <text:p text:style-name="Standard"><text:database-display text:table-name="Sheet1" text:table-type="table" text:column-name="Address 2" text:database-name="Off Shelter Vaccinations">&lt;Address 2&gt;</text:database-display></text:p>
      <text:p text:style-name="Standard"><text:database-display text:table-name="Sheet1" text:table-type="table" text:column-name="Address 3" text:database-name="Off Shelter Vaccinations">&lt;Address 3&gt;</text:database-display></text:p>
      <text:p text:style-name="Standard"><text:database-display text:table-name="Sheet1" text:table-type="table" text:column-name="Address 4" text:database-name="Off Shelter Vaccinations">&lt;Address 4&gt;</text:database-display></text:p>
      <text:p text:style-name="Standard"><text:database-display text:table-name="Sheet1" text:table-type="table" text:column-name="Address 5" text:database-name="Off Shelter Vaccinations">&lt;Address 5&gt;</text:database-display></text:p>
      <text:p text:style-name="Standard"><text:database-display text:table-name="Sheet1" text:table-type="table" text:column-name="Postcode" text:database-name="Off Shelter Vaccinations">&lt;Postcode&gt;</text:database-display></text:p>
      <text:p text:style-name="Standard"/>
      <text:p text:style-name="Standard">Date: <text:s/><text:date style:data-style-name="N5081" text:date-value="2006-09-12T14:44:39.99">12. September 2006</text:date></text:p>
      <text:p text:style-name="Standard"/>
      <text:p text:style-name="Standard"/>
      <text:p text:style-name="Standard">Re: <text:database-display text:table-name="Sheet1" text:table-type="table" text:column-name="Animal Name" text:database-name="Off Shelter Vaccinations">&lt;Animal Name&gt;</text:database-display></text:p>
      <text:p text:style-name="Standard"/>
      <text:p text:style-name="Standard"/>
      <text:p text:style-name="Standard">With reference to the abovementioned animal you adopted from us, it is now time for <text:database-display text:table-name="Sheet1" text:table-type="table" text:column-name="Animal Name" text:database-name="Off Shelter Vaccinations">&lt;Animal Name&gt;</text:database-display> to have their <text:database-display text:table-name="Sheet1" text:table-type="table" text:column-name="Vaccination Type" text:database-name="Off Shelter Vaccinations">&lt;Vaccination Type&gt;</text:database-display> on <text:database-display text:table-name="Sheet1" text:table-type="table" text:column-name="Date Required" text:database-name="Off Shelter Vaccinations">&lt;Date Required&gt;</text:database-display>.</text:p>
      <text:p text:style-name="Standard"/>
      <text:p text:style-name="Standard"/>
      <text:p text:style-name="Standard">Yours faithfully,</text:p>
      <text:p text:style-name="Standard"/>
      <text:p text:style-name="Standard"/>
      <text:p text:style-name="Standard">[Your Shelter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2-09-04T10:14:15</meta:creation-date>
    <dc:date>2003-01-20T11:55:16</dc:date>
    <dc:language>en-US</dc:language>
    <meta:editing-cycles>4</meta:editing-cycles>
    <meta:editing-duration>PT8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25" meta:character-count="158"/>
  </office:meta>
</office:document-meta>
</file>